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bfbfbf" fo:background-color="#b0b3b2" fo:border-left="0.0138in solid #000000" fo:border-right="0.0138in solid #000000" fo:border-top="0.013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bfbfbf" fo:padding-bottom="0.0193in" fo:padding-left="0.0138in" fo:padding-right="0.0138in" fo:padding-top="0.0193in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138in solid #bfbfbf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6" style:family="table-cell" style:parent-style-name="Default">
      <style:table-cell-properties fo:border="0.0138in solid #bfbfbf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2" office:value-type="string">
            <text:p>Bezeichnung</text:p>
          </table:table-cell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4" office:value-type="string">
            <text:p>Lieferant von <text:span text:style-name="T1">Benzin</text:span> für die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Bezahlterminal</text:p>
          </table:table-cell>
          <table:table-cell table:style-name="ce4" office:value-type="string">
            <text:p>Terminal wo mit der Karte Bezahlt und die Eingaben gemacht werd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uchhaltungs System</text:p>
          </table:table-cell>
          <table:table-cell table:style-name="ce4" office:value-type="string">
            <text:p>EDV System für die Buchhaltung und Rechnungswes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Durchlaufzeit</text:p>
          </table:table-cell>
          <table:table-cell table:style-name="ce6" office:value-type="string">
            <text:p>Dauer welche ein Tankvorgang vom heranfahren bis zum wegfahren beinhalte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karte</text:p>
          </table:table-cell>
          <table:table-cell table:style-name="ce4" office:value-type="string">
            <text:p>Karte des Angestellten welche für das Tanken verwendet wir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eitage</text:p>
          </table:table-cell>
          <table:table-cell table:style-name="ce6" office:value-type="string">
            <text:p>Samstag und Sonnta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Gehaltsabrechn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Hauptsitz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osten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unde</text:p>
          </table:table-cell>
          <table:table-cell table:style-name="ce4" office:value-type="string">
            <text:p>Person die Tankt. Dies Kann ein Mittarbeiter, Angehöriger oder Externe Person sei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inimalbestand</text:p>
          </table:table-cell>
          <table:table-cell table:style-name="ce6" office:value-type="string">
            <text:p>Menge an Teibstoff unter bei deren unterschreiten nachbestellt werden mus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ittarbeiter Badge</text:p>
          </table:table-cell>
          <table:table-cell table:style-name="ce4" office:value-type="string">
            <text:p>Personal Karte des Mittarbeiter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N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System</text:p>
          </table:table-cell>
          <table:table-cell table:style-name="ce4" office:value-type="string">
            <text:p>EDV System für die Personal Bereich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abteil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Quittung</text:p>
          </table:table-cell>
          <table:table-cell table:style-name="ce4" office:value-type="string">
            <text:p>Papier Quittun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geskasse </text:p>
          </table:table-cell>
          <table:table-cell table:style-name="ce4" office:value-type="string">
            <text:p>Bargel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Record</text:p>
          </table:table-cell>
          <table:table-cell table:style-name="ce4" office:value-type="string">
            <text:p>Datensatz der erstellt wird und die Daten des Tankvorganges enthäl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System</text:p>
          </table:table-cell>
          <table:table-cell table:style-name="ce4" office:value-type="string">
            <text:p>System welches das Tanken verwaltet (Aufgabe)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karte</text:p>
          </table:table-cell>
          <table:table-cell table:style-name="ce4" office:value-type="string">
            <text:p>Karte zum Tanken an der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äule</text:p>
          </table:table-cell>
          <table:table-cell table:style-name="ce4" office:value-type="string">
            <text:p>Säule mit einer Benzinar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vorgang</text:p>
          </table:table-cell>
          <table:table-cell table:style-name="ce4" office:value-type="string">
            <text:p>Ablauf des Tank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wart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office:value-type="string">
            <text:p>Treibstoff</text:p>
          </table:table-cell>
          <table:table-cell office:value-type="string">
            <text:p>Kann Diesel, Super oder Bleifrei sein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11/30/2013</text:date>, <text:time>13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1-30T13:42:23</dc:date>
    <meta:editing-duration>PT01H21M16S</meta:editing-duration>
    <meta:editing-cycles>7</meta:editing-cycles>
    <meta:generator>NeoOffice/3.4$Unix OpenOffice.org_project/Patch 0</meta:generator>
    <meta:document-statistic meta:table-count="3" meta:cell-count="49" meta:object-count="0"/>
  </office:meta>
</office:document-meta>
</file>